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1.2598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346in"/>
    </style:style>
    <style:style style:name="ro2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Heading_20_2" style:data-style-name="N100">
      <style:table-cell-properties fo:background-color="#808080" style:text-align-source="fix" style:repeat-content="false" fo:wrap-option="wrap" fo:border="1.5pt solid #80808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" style:family="table-cell" style:parent-style-name="Heading_20_2" style:data-style-name="N100">
      <style:table-cell-properties fo:background-color="#e16173" style:text-align-source="fix" style:repeat-content="false" fo:wrap-option="wrap" fo:border="1.5pt solid #e161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" style:family="table-cell" style:parent-style-name="Heading_20_2" style:data-style-name="N100">
      <style:table-cell-properties fo:background-color="#383d3c" style:text-align-source="fix" style:repeat-content="false" fo:wrap-option="wrap" fo:border="1.5pt solid #383d3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3" style:family="table-cell" style:parent-style-name="Heading_20_2" style:data-style-name="N100">
      <style:table-cell-properties fo:background-color="#ff860d" style:text-align-source="fix" style:repeat-content="false" fo:wrap-option="wrap" fo:border="1.5pt solid #ff860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4" style:family="table-cell" style:parent-style-name="Heading_20_2" style:data-style-name="N100">
      <style:table-cell-properties fo:background-color="#ffff6d" style:text-align-source="fix" style:repeat-content="false" fo:wrap-option="wrap" fo:border="1.5pt solid #ffff6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5" style:family="table-cell" style:parent-style-name="Heading_20_2" style:data-style-name="N100">
      <style:table-cell-properties fo:background-color="#ffb66c" style:text-align-source="fix" style:repeat-content="false" fo:wrap-option="wrap" fo:border="1.5pt solid #ffb66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6" style:family="table-cell" style:parent-style-name="Heading_20_2" style:data-style-name="N100">
      <style:table-cell-properties fo:background-color="#666666" style:text-align-source="fix" style:repeat-content="false" fo:wrap-option="wrap" fo:border="1.5pt solid #666666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7" style:family="table-cell" style:parent-style-name="Heading_20_2" style:data-style-name="N100">
      <style:table-cell-properties fo:background-color="#ffaa95" style:text-align-source="fix" style:repeat-content="false" fo:wrap-option="wrap" fo:border="1.5pt solid #ffaa9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8" style:family="table-cell" style:parent-style-name="Heading_20_2" style:data-style-name="N100">
      <style:table-cell-properties fo:background-color="#1e6a39" style:text-align-source="fix" style:repeat-content="false" fo:wrap-option="wrap" fo:border="1.5pt solid #1e6a39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9" style:family="table-cell" style:parent-style-name="Heading_20_2" style:data-style-name="N100">
      <style:table-cell-properties style:text-align-source="fix" style:repeat-content="false" fo:wrap-option="wrap" fo:border="1.5pt solid #729fcf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2" style:family="table-cell" style:parent-style-name="Heading_20_2" style:data-style-name="N100">
      <style:table-cell-properties fo:background-color="#81d41a" style:text-align-source="fix" style:repeat-content="false" fo:wrap-option="wrap" fo:border="1.5pt solid #81d41a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20" style:family="table-cell" style:parent-style-name="Heading_20_2" style:data-style-name="N100">
      <style:table-cell-properties fo:background-color="#650953" style:text-align-source="fix" style:repeat-content="false" fo:wrap-option="wrap" fo:border="1.5pt solid #6509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Heading_20_2" style:data-style-name="N100">
      <style:table-cell-properties fo:background-color="#8e86ae" style:text-align-source="fix" style:repeat-content="false" fo:wrap-option="wrap" fo:border="1.5pt solid #8e86ae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22" style:family="table-cell" style:parent-style-name="Heading_20_2" style:data-style-name="N100">
      <style:table-cell-properties fo:background-color="#b85c00" style:text-align-source="fix" style:repeat-content="false" fo:wrap-option="wrap" fo:border="1.5pt solid #b85c0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29" style:family="table-cell" style:parent-style-name="Heading_20_1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36" style:family="table-cell" style:parent-style-name="Default" style:data-style-name="N100"/>
    <style:style style:name="ce4" style:family="table-cell" style:parent-style-name="Heading_20_2" style:data-style-name="N100">
      <style:table-cell-properties fo:background-color="#ed4c05" style:text-align-source="fix" style:repeat-content="false" fo:wrap-option="wrap" fo:border="1.5pt solid #ed4c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42" style:family="table-cell" style:parent-style-name="Heading_20_1" style:data-style-name="N100"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1.5pt solid #ed4c05"/>
    </style:style>
    <style:style style:name="ce50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Heading_20_2" style:data-style-name="N100">
      <style:table-cell-properties fo:background-color="#780373" style:text-align-source="fix" style:repeat-content="false" fo:wrap-option="wrap" fo:border="1.5pt solid #7803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1.5pt solid #81d41a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00">
      <style:table-cell-properties style:text-align-source="fix" style:repeat-content="false" fo:wrap-option="wrap" fo:border="1.5pt solid #ed4c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wrap-option="wrap" fo:border="1.5pt solid #7803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100">
      <style:table-cell-properties style:text-align-source="fix" style:repeat-content="false" fo:wrap-option="wrap" fo:border="1.5pt solid #1682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00">
      <style:table-cell-properties style:text-align-source="fix" style:repeat-content="false" fo:wrap-option="wrap" fo:border="1.5pt solid #4432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wrap-option="wrap" fo:border="1.5pt solid #80808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1.5pt solid #e161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00">
      <style:table-cell-properties style:text-align-source="fix" style:repeat-content="false" fo:wrap-option="wrap" fo:border="1.5pt solid #383d3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fo:border="1.5pt solid #ff860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00">
      <style:table-cell-properties style:text-align-source="fix" style:repeat-content="false" fo:wrap-option="wrap" fo:border="1.5pt solid #ffb66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 fo:wrap-option="wrap" fo:border="1.5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00">
      <style:table-cell-properties style:text-align-source="fix" style:repeat-content="false" fo:wrap-option="wrap" fo:border="1.5pt solid #ffaa9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0">
      <style:table-cell-properties style:text-align-source="fix" style:repeat-content="false" fo:wrap-option="wrap" fo:border="1.5pt solid #1e6a39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00">
      <style:table-cell-properties style:text-align-source="fix" style:repeat-content="false" fo:wrap-option="wrap" fo:border="1.5pt solid #729fcf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00">
      <style:table-cell-properties style:text-align-source="fix" style:repeat-content="false" fo:wrap-option="wrap" fo:border="1.5pt solid #6509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Heading_20_2" style:data-style-name="N100">
      <style:table-cell-properties fo:background-color="#168253" style:text-align-source="fix" style:repeat-content="false" fo:wrap-option="wrap" fo:border="1.5pt solid #1682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80" style:family="table-cell" style:parent-style-name="Default" style:data-style-name="N100">
      <style:table-cell-properties style:text-align-source="fix" style:repeat-content="false" fo:wrap-option="wrap" fo:border="1.5pt solid #8e86a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wrap-option="wrap" fo:border="1.5pt solid #b85c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Heading_20_2" style:data-style-name="N100">
      <style:table-cell-properties fo:background-color="#443205" style:text-align-source="fix" style:repeat-content="false" fo:wrap-option="wrap" fo:border="1.5pt solid #4432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93" style:family="table-cell" style:parent-style-name="Heading_20_1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1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6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0" style:family="table-cell" style:parent-style-name="Heading_20_1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1" style:family="table-cell" style:parent-style-name="Heading_20_2" style:data-style-name="N100">
      <style:table-cell-properties fo:background-color="#81d41a" style:text-align-source="fix" style:repeat-content="false" fo:wrap-option="wrap" fo:border="1.5pt solid #81d41a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Heading_20_2" style:data-style-name="N100">
      <style:table-cell-properties fo:background-color="#ed4c05" style:text-align-source="fix" style:repeat-content="false" fo:wrap-option="wrap" fo:border="1.5pt solid #ed4c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4" style:family="table-cell" style:parent-style-name="Default" style:data-style-name="N100">
      <style:table-cell-properties fo:border="1.5pt solid #ed4c05"/>
    </style:style>
    <style:style style:name="ce105" style:family="table-cell" style:parent-style-name="Heading_20_2" style:data-style-name="N100">
      <style:table-cell-properties fo:background-color="#780373" style:text-align-source="fix" style:repeat-content="false" fo:wrap-option="wrap" fo:border="1.5pt solid #7803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6" style:family="table-cell" style:parent-style-name="Default" style:data-style-name="N100"/>
    <style:style style:name="ce107" style:family="table-cell" style:parent-style-name="Heading_20_2" style:data-style-name="N100">
      <style:table-cell-properties fo:background-color="#168253" style:text-align-source="fix" style:repeat-content="false" fo:wrap-option="wrap" fo:border="1.5pt solid #1682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8" style:family="table-cell" style:parent-style-name="Heading_20_2" style:data-style-name="N100">
      <style:table-cell-properties fo:background-color="#443205" style:text-align-source="fix" style:repeat-content="false" fo:wrap-option="wrap" fo:border="1.5pt solid #4432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9" style:family="table-cell" style:parent-style-name="Heading_20_2" style:data-style-name="N100">
      <style:table-cell-properties fo:background-color="#808080" style:text-align-source="fix" style:repeat-content="false" fo:wrap-option="wrap" fo:border="1.5pt solid #80808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0" style:family="table-cell" style:parent-style-name="Heading_20_2" style:data-style-name="N100">
      <style:table-cell-properties fo:background-color="#e16173" style:text-align-source="fix" style:repeat-content="false" fo:wrap-option="wrap" fo:border="1.5pt solid #e161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1" style:family="table-cell" style:parent-style-name="Heading_20_2" style:data-style-name="N100">
      <style:table-cell-properties fo:background-color="#383d3c" style:text-align-source="fix" style:repeat-content="false" fo:wrap-option="wrap" fo:border="1.5pt solid #383d3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2" style:family="table-cell" style:parent-style-name="Heading_20_2" style:data-style-name="N100">
      <style:table-cell-properties fo:background-color="#ff860d" style:text-align-source="fix" style:repeat-content="false" fo:wrap-option="wrap" fo:border="1.5pt solid #ff860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3" style:family="table-cell" style:parent-style-name="Heading_20_2" style:data-style-name="N100">
      <style:table-cell-properties fo:background-color="#ffff6d" style:text-align-source="fix" style:repeat-content="false" fo:wrap-option="wrap" fo:border="1.5pt solid #ffff6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4" style:family="table-cell" style:parent-style-name="Heading_20_2" style:data-style-name="N100">
      <style:table-cell-properties fo:background-color="#ffb66c" style:text-align-source="fix" style:repeat-content="false" fo:wrap-option="wrap" fo:border="1.5pt solid #ffb66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5" style:family="table-cell" style:parent-style-name="Heading_20_2" style:data-style-name="N100">
      <style:table-cell-properties fo:background-color="#666666" style:text-align-source="fix" style:repeat-content="false" fo:wrap-option="wrap" fo:border="1.5pt solid #666666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6" style:family="table-cell" style:parent-style-name="Heading_20_2" style:data-style-name="N100">
      <style:table-cell-properties fo:background-color="#ffaa95" style:text-align-source="fix" style:repeat-content="false" fo:wrap-option="wrap" fo:border="1.5pt solid #ffaa9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7" style:family="table-cell" style:parent-style-name="Heading_20_2" style:data-style-name="N100">
      <style:table-cell-properties fo:background-color="#1e6a39" style:text-align-source="fix" style:repeat-content="false" fo:wrap-option="wrap" fo:border="1.5pt solid #1e6a39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8" style:family="table-cell" style:parent-style-name="Heading_20_2" style:data-style-name="N100">
      <style:table-cell-properties style:text-align-source="fix" style:repeat-content="false" fo:wrap-option="wrap" fo:border="1.5pt solid #729fcf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9" style:family="table-cell" style:parent-style-name="Heading_20_2" style:data-style-name="N100">
      <style:table-cell-properties fo:background-color="#650953" style:text-align-source="fix" style:repeat-content="false" fo:wrap-option="wrap" fo:border="1.5pt solid #6509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0" style:family="table-cell" style:parent-style-name="Heading_20_2" style:data-style-name="N100">
      <style:table-cell-properties fo:background-color="#8e86ae" style:text-align-source="fix" style:repeat-content="false" fo:wrap-option="wrap" fo:border="1.5pt solid #8e86ae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1" style:family="table-cell" style:parent-style-name="Heading_20_2" style:data-style-name="N100">
      <style:table-cell-properties fo:background-color="#b85c00" style:text-align-source="fix" style:repeat-content="false" fo:wrap-option="wrap" fo:border="1.5pt solid #b85c0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wrap-option="wrap" fo:border="1.5pt solid #81d41a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100">
      <style:table-cell-properties style:text-align-source="fix" style:repeat-content="false" fo:wrap-option="wrap" fo:border="1.5pt solid #ed4c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00">
      <style:table-cell-properties style:text-align-source="fix" style:repeat-content="false" fo:wrap-option="wrap" fo:border="1.5pt solid #7803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00">
      <style:table-cell-properties style:text-align-source="fix" style:repeat-content="false" fo:wrap-option="wrap" fo:border="1.5pt solid #1682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00">
      <style:table-cell-properties style:text-align-source="fix" style:repeat-content="false" fo:wrap-option="wrap" fo:border="1.5pt solid #4432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100">
      <style:table-cell-properties style:text-align-source="fix" style:repeat-content="false" fo:wrap-option="wrap" fo:border="1.5pt solid #80808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100">
      <style:table-cell-properties style:text-align-source="fix" style:repeat-content="false" fo:wrap-option="wrap" fo:border="1.5pt solid #e161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00">
      <style:table-cell-properties style:text-align-source="fix" style:repeat-content="false" fo:wrap-option="wrap" fo:border="1.5pt solid #383d3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100">
      <style:table-cell-properties style:text-align-source="fix" style:repeat-content="false" fo:wrap-option="wrap" fo:border="1.5pt solid #ff860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132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100">
      <style:table-cell-properties style:text-align-source="fix" style:repeat-content="false" fo:wrap-option="wrap" fo:border="1.5pt solid #ffb66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100">
      <style:table-cell-properties style:text-align-source="fix" style:repeat-content="false" fo:wrap-option="wrap" fo:border="1.5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00">
      <style:table-cell-properties style:text-align-source="fix" style:repeat-content="false" fo:wrap-option="wrap" fo:border="1.5pt solid #ffaa9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100">
      <style:table-cell-properties style:text-align-source="fix" style:repeat-content="false" fo:wrap-option="wrap" fo:border="1.5pt solid #1e6a39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100">
      <style:table-cell-properties style:text-align-source="fix" style:repeat-content="false" fo:wrap-option="wrap" fo:border="1.5pt solid #729fcf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00">
      <style:table-cell-properties style:text-align-source="fix" style:repeat-content="false" fo:wrap-option="wrap" fo:border="1.5pt solid #6509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100">
      <style:table-cell-properties style:text-align-source="fix" style:repeat-content="false" fo:wrap-option="wrap" fo:border="1.5pt solid #8e86a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100">
      <style:table-cell-properties style:text-align-source="fix" style:repeat-content="false" fo:wrap-option="wrap" fo:border="1.5pt solid #b85c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Heading_20_1" style:data-style-name="N100"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00">
      <style:text-properties fo:font-weight="bold" style:font-weight-asian="bold" style:font-weight-complex="bold"/>
    </style:style>
    <style:style style:name="ce152" style:family="table-cell" style:parent-style-name="Default" style:data-style-name="N100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it Codes" table:style-name="ta1">
        <office:forms form:automatic-focus="false" form:apply-design-mode="false"/>
        <table:table-column table:style-name="co4" table:default-cell-style-name="ce23"/>
        <table:table-column table:style-name="co2" table:default-cell-style-name="ce26"/>
        <table:table-column table:style-name="co2" table:number-columns-repeated="3" table:default-cell-style-name="ce27"/>
        <table:table-column table:style-name="co2" table:default-cell-style-name="ce28"/>
        <table:table-row table:style-name="ro6">
          <table:table-cell table:style-name="ce93" office:value-type="string" calcext:value-type="string">
            <text:p>Exit Code</text:p>
          </table:table-cell>
          <table:table-cell table:style-name="ce9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3"/>
          <table:covered-table-cell table:style-name="Default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Operation was successful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Make was executed in wrong directory location. <text:s/>The ‘.Make.Instruction’ file was not found.</text:p>
          </table:table-cell>
          <table:covered-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Unable to parse the ‘.Make.Instruction’ file; possibly due to a formatting or syntax error within the file itself.</text:p>
          </table:table-cell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Unable to delete the previously created ‘.TMP-MAKE’ directory that contains out-of-date asset files.</text:p>
          </table:table-cell>
          <table:covered-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Unable to create the Temporary Directory, ‘.TMP-MAKE’ to store the game asset files.</text:p>
          </table:table-cell>
          <table:covered-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Unable to duplicate game asset files from the Development Source into the Zdoom Filesystem Structure.</text:p>
          </table:table-cell>
          <table:covered-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Failed to generate the project build using the Game Assets stored within the Temporary Directory.</text:p>
          </table:table-cell>
          <table:covered-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Unable to delete the ‘.TMP-MAKE’ directory that was created within this session.</text:p>
          </table:table-cell>
          <table:covered-table-cell table:number-columns-repeated="4"/>
        </table:table-row>
      </table:table>
      <table:table table:name="Files" table:style-name="ta1">
        <table:table-column table:style-name="co3" table:default-cell-style-name="ce106"/>
        <table:table-column table:style-name="co2" table:number-columns-repeated="16383" table:default-cell-style-name="ce106"/>
        <table:table-row table:style-name="ro2">
          <table:table-cell table:style-name="ce100" office:value-type="string" calcext:value-type="string">
            <text:p>Category</text:p>
          </table:table-cell>
          <table:table-cell table:style-name="ce100" office:value-type="string" calcext:value-type="string" table:number-columns-spanned="4" table:number-rows-spanned="1">
            <text:p>Development Path</text:p>
          </table:table-cell>
          <table:covered-table-cell table:number-columns-repeated="3" table:style-name="ce141"/>
          <table:table-cell table:style-name="ce100" office:value-type="string" calcext:value-type="string" table:number-columns-spanned="4" table:number-rows-spanned="1">
            <text:p>ZDoom Filesystem</text:p>
          </table:table-cell>
          <table:covered-table-cell table:number-columns-repeated="3" table:style-name="ce141"/>
          <table:table-cell table:number-columns-repeated="16375"/>
        </table:table-row>
        <table:table-row table:style-name="ro4">
          <table:table-cell table:style-name="ce101" office:value-type="string" calcext:value-type="string" table:number-columns-spanned="1" table:number-rows-spanned="10">
            <text:p>ACS</text:p>
          </table:table-cell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16375"/>
        </table:table-row>
        <table:table-row table:style-name="ro4">
          <table:covered-table-cell table:style-name="ce102"/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5"/>
          <table:table-cell table:style-name="ce142" office:value-type="string" calcext:value-type="string">
            <text:p>LEGEND:</text:p>
          </table:table-cell>
          <table:table-cell table:style-name="ce145" office:value-type="string" calcext:value-type="string">
            <text:p>VARIABLE</text:p>
          </table:table-cell>
          <table:table-cell table:style-name="ce147" office:value-type="string" calcext:value-type="string">
            <text:p>IS</text:p>
          </table:table-cell>
          <table:table-cell table:style-name="ce149" office:value-type="string" calcext:value-type="string" table:number-columns-spanned="3" table:number-rows-spanned="1">
            <text:p>VALUE</text:p>
          </table:table-cell>
          <table:covered-table-cell table:number-columns-repeated="2" table:style-name="ce147"/>
          <table:table-cell table:style-name="ce147" office:value-type="string" calcext:value-type="string">
            <text:p>TYPE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5"/>
          <table:table-cell table:style-name="ce143"/>
          <table:table-cell table:style-name="ce144" office:value-type="string" calcext:value-type="string">
            <text:p>PROJ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{{PROJECT_SOURCE_PATH}}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6"/>
          <table:table-cell table:style-name="ce144" office:value-type="string" calcext:value-type="string">
            <text:p>TMP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%PROJDIR%/.TMP-MAKE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16375"/>
        </table:table-row>
        <table:table-row table:style-name="ro4">
          <table:covered-table-cell table:style-name="ce102"/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5"/>
          <table:table-cell table:style-name="ce142" office:value-type="string" calcext:value-type="string">
            <text:p>RESOURCE</text:p>
          </table:table-cell>
          <table:table-cell table:number-columns-repeated="16369"/>
        </table:table-row>
        <table:table-row table:style-name="ro4">
          <table:covered-table-cell table:style-name="ce102"/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5"/>
          <table:table-cell table:style-name="ce144" office:value-type="string" calcext:value-type="string">
            <text:p>1</text:p>
          </table:table-cell>
          <table:table-cell table:style-name="ce146" office:value-type="string" calcext:value-type="string" table:number-columns-spanned="3" table:number-rows-spanned="1">
            <text:p><text:a xlink:href="https://zdoom.org/wiki/Using_ZIPs_as_WAD_replacement" xlink:type="simple">Zdoom Wiki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5"/>
          <table:table-cell table:style-name="ce144" office:value-type="string" calcext:value-type="string">
            <text:p>2</text:p>
          </table:table-cell>
          <table:table-cell table:style-name="ce146" office:value-type="string" calcext:value-type="string" table:number-columns-spanned="3" table:number-rows-spanned="1">
            <text:p><text:a xlink:href="https://github.com/SibTiger/TGRDM3" xlink:type="simple">TGRDM3 – Morgenstern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16375"/>
        </table:table-row>
        <table:table-row table:style-name="ro4">
          <table:covered-table-cell table:style-name="ce102"/>
          <table:table-cell table:style-name="ce122" table:number-columns-spanned="4" table:number-rows-spanned="1"/>
          <table:covered-table-cell table:number-columns-repeated="3" table:style-name="ce122"/>
          <table:table-cell table:style-name="ce122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122"/>
          <table:table-cell table:number-columns-repeated="16375"/>
        </table:table-row>
        <table:table-row table:style-name="ro4">
          <table:table-cell table:style-name="ce103" office:value-type="string" calcext:value-type="string" table:number-columns-spanned="1" table:number-rows-spanned="10">
            <text:p>COLORMAPS</text:p>
          </table:table-cell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 table:style-name="ce104"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 table:style-name="ce104"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 table:style-name="ce104"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 table:style-name="ce104"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 table:style-name="ce104"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 table:style-name="ce104"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 table:style-name="ce104"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 table:style-name="ce104"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covered-table-cell table:style-name="ce104"/>
          <table:table-cell table:style-name="ce123" table:number-columns-spanned="4" table:number-rows-spanned="1"/>
          <table:covered-table-cell table:number-columns-repeated="3" table:style-name="ce123"/>
          <table:table-cell table:style-name="ce123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123"/>
          <table:table-cell table:number-columns-repeated="16375"/>
        </table:table-row>
        <table:table-row table:style-name="ro4">
          <table:table-cell table:style-name="ce105" office:value-type="string" calcext:value-type="string" table:number-columns-spanned="1" table:number-rows-spanned="10">
            <text:p>DECORATE</text:p>
          </table:table-cell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covered-table-cell/>
          <table:table-cell table:style-name="ce124" table:number-columns-spanned="4" table:number-rows-spanned="1"/>
          <table:covered-table-cell table:number-columns-repeated="3" table:style-name="ce124"/>
          <table:table-cell table:style-name="ce124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124"/>
          <table:table-cell table:number-columns-repeated="16375"/>
        </table:table-row>
        <table:table-row table:style-name="ro4">
          <table:table-cell table:style-name="ce107" office:value-type="string" calcext:value-type="string" table:number-columns-spanned="1" table:number-rows-spanned="10">
            <text:p>DOCUMENTATION</text:p>
          </table:table-cell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covered-table-cell/>
          <table:table-cell table:style-name="ce125" table:number-columns-spanned="4" table:number-rows-spanned="1"/>
          <table:covered-table-cell table:number-columns-repeated="3" table:style-name="ce125"/>
          <table:table-cell table:style-name="ce125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125"/>
          <table:table-cell table:number-columns-repeated="16375"/>
        </table:table-row>
        <table:table-row table:style-name="ro4">
          <table:table-cell table:style-name="ce108" office:value-type="string" calcext:value-type="string" table:number-columns-spanned="1" table:number-rows-spanned="10">
            <text:p>FILTER</text:p>
          </table:table-cell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covered-table-cell/>
          <table:table-cell table:style-name="ce126" table:number-columns-spanned="4" table:number-rows-spanned="1"/>
          <table:covered-table-cell table:number-columns-repeated="3" table:style-name="ce126"/>
          <table:table-cell table:style-name="ce126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126"/>
          <table:table-cell table:number-columns-repeated="16375"/>
        </table:table-row>
        <table:table-row table:style-name="ro4">
          <table:table-cell table:style-name="ce109" office:value-type="string" calcext:value-type="string" table:number-columns-spanned="1" table:number-rows-spanned="10">
            <text:p>GLDEFS</text:p>
          </table:table-cell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covered-table-cell/>
          <table:table-cell table:style-name="ce127" table:number-columns-spanned="4" table:number-rows-spanned="1"/>
          <table:covered-table-cell table:number-columns-repeated="3" table:style-name="ce127"/>
          <table:table-cell table:style-name="ce127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127"/>
          <table:table-cell table:number-columns-repeated="16375"/>
        </table:table-row>
        <table:table-row table:style-name="ro4">
          <table:table-cell table:style-name="ce110" office:value-type="string" calcext:value-type="string" table:number-columns-spanned="1" table:number-rows-spanned="10">
            <text:p>GRAPHICS</text:p>
          </table:table-cell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covered-table-cell/>
          <table:table-cell table:style-name="ce128" table:number-columns-spanned="4" table:number-rows-spanned="1"/>
          <table:covered-table-cell table:number-columns-repeated="3" table:style-name="ce128"/>
          <table:table-cell table:style-name="ce128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128"/>
          <table:table-cell table:number-columns-repeated="16375"/>
        </table:table-row>
        <table:table-row table:style-name="ro4">
          <table:table-cell table:style-name="ce111" office:value-type="string" calcext:value-type="string" table:number-columns-spanned="1" table:number-rows-spanned="10">
            <text:p>HIRES</text:p>
          </table:table-cell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covered-table-cell/>
          <table:table-cell table:style-name="ce129" table:number-columns-spanned="4" table:number-rows-spanned="1"/>
          <table:covered-table-cell table:number-columns-repeated="3" table:style-name="ce129"/>
          <table:table-cell table:style-name="ce129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129"/>
          <table:table-cell table:number-columns-repeated="16375"/>
        </table:table-row>
        <table:table-row table:style-name="ro4">
          <table:table-cell table:style-name="ce112" office:value-type="string" calcext:value-type="string" table:number-columns-spanned="1" table:number-rows-spanned="10">
            <text:p>MAPINFO</text:p>
          </table:table-cell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covered-table-cell/>
          <table:table-cell table:style-name="ce130" table:number-columns-spanned="4" table:number-rows-spanned="1"/>
          <table:covered-table-cell table:number-columns-repeated="3" table:style-name="ce130"/>
          <table:table-cell table:style-name="ce130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130"/>
          <table:table-cell table:number-columns-repeated="16375"/>
        </table:table-row>
        <table:table-row table:style-name="ro4">
          <table:table-cell table:style-name="ce113" office:value-type="string" calcext:value-type="string" table:number-columns-spanned="1" table:number-rows-spanned="10">
            <text:p>MAPS</text:p>
          </table:table-cell>
          <table:table-cell table:style-name="ce131" office:value-type="string" calcext:value-type="string" table:number-columns-spanned="4" table:number-rows-spanned="1">
            <text:p>%PROJDIR%/Maps/E1M1.wad</text:p>
          </table:table-cell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covered-table-cell/>
          <table:table-cell table:style-name="ce132" table:number-columns-spanned="4" table:number-rows-spanned="1"/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132"/>
          <table:table-cell table:number-columns-repeated="16375"/>
        </table:table-row>
        <table:table-row table:style-name="ro4">
          <table:table-cell table:style-name="ce114" office:value-type="string" calcext:value-type="string" table:number-columns-spanned="1" table:number-rows-spanned="10">
            <text:p>MUSIC</text:p>
          </table:table-cell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covered-table-cell/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covered-table-cell/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covered-table-cell/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covered-table-cell/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covered-table-cell/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covered-table-cell/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covered-table-cell/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covered-table-cell/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covered-table-cell/>
          <table:table-cell table:style-name="ce133" table:number-columns-spanned="4" table:number-rows-spanned="1"/>
          <table:covered-table-cell table:number-columns-repeated="3" table:style-name="ce133"/>
          <table:table-cell table:style-name="ce133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133"/>
          <table:table-cell table:number-columns-repeated="16375"/>
        </table:table-row>
        <table:table-row table:style-name="ro4">
          <table:table-cell table:style-name="ce115" office:value-type="string" calcext:value-type="string" table:number-columns-spanned="1" table:number-rows-spanned="10">
            <text:p>PATCHES</text:p>
          </table:table-cell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covered-table-cell/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covered-table-cell/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covered-table-cell/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covered-table-cell/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covered-table-cell/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covered-table-cell/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covered-table-cell/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covered-table-cell/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covered-table-cell/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134"/>
          <table:table-cell table:number-columns-repeated="16375"/>
        </table:table-row>
        <table:table-row table:style-name="ro4">
          <table:table-cell table:style-name="ce116" office:value-type="string" calcext:value-type="string" table:number-columns-spanned="1" table:number-rows-spanned="10">
            <text:p>SOUNDS</text:p>
          </table:table-cell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covered-table-cell/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covered-table-cell/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covered-table-cell/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covered-table-cell/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covered-table-cell/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covered-table-cell/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covered-table-cell/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covered-table-cell/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covered-table-cell/>
          <table:table-cell table:style-name="ce135" table:number-columns-spanned="4" table:number-rows-spanned="1"/>
          <table:covered-table-cell table:number-columns-repeated="3" table:style-name="ce135"/>
          <table:table-cell table:style-name="ce135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135"/>
          <table:table-cell table:number-columns-repeated="16375"/>
        </table:table-row>
        <table:table-row table:style-name="ro4">
          <table:table-cell table:style-name="ce117" office:value-type="string" calcext:value-type="string" table:number-columns-spanned="1" table:number-rows-spanned="10">
            <text:p>SOURCE</text:p>
          </table:table-cell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covered-table-cell/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covered-table-cell/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covered-table-cell/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covered-table-cell/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covered-table-cell/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covered-table-cell/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covered-table-cell/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covered-table-cell/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covered-table-cell/>
          <table:table-cell table:style-name="ce136" table:number-columns-spanned="4" table:number-rows-spanned="1"/>
          <table:covered-table-cell table:number-columns-repeated="3" table:style-name="ce136"/>
          <table:table-cell table:style-name="ce136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136"/>
          <table:table-cell table:number-columns-repeated="16375"/>
        </table:table-row>
        <table:table-row table:style-name="ro4">
          <table:table-cell table:style-name="ce118" office:value-type="string" calcext:value-type="string" table:number-columns-spanned="1" table:number-rows-spanned="10">
            <text:p>SPRITES</text:p>
          </table:table-cell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covered-table-cell/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covered-table-cell/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covered-table-cell/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covered-table-cell/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covered-table-cell/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covered-table-cell/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covered-table-cell/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covered-table-cell/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covered-table-cell/>
          <table:table-cell table:style-name="ce137" table:number-columns-spanned="4" table:number-rows-spanned="1"/>
          <table:covered-table-cell table:number-columns-repeated="3" table:style-name="ce137"/>
          <table:table-cell table:style-name="ce137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137"/>
          <table:table-cell table:number-columns-repeated="16375"/>
        </table:table-row>
        <table:table-row table:style-name="ro4">
          <table:table-cell table:style-name="ce119" office:value-type="string" calcext:value-type="string" table:number-columns-spanned="1" table:number-rows-spanned="10">
            <text:p>TEXTURES</text:p>
          </table:table-cell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covered-table-cell/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covered-table-cell/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covered-table-cell/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covered-table-cell/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covered-table-cell/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covered-table-cell/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covered-table-cell/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covered-table-cell/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covered-table-cell/>
          <table:table-cell table:style-name="ce138" table:number-columns-spanned="4" table:number-rows-spanned="1"/>
          <table:covered-table-cell table:number-columns-repeated="3" table:style-name="ce138"/>
          <table:table-cell table:style-name="ce138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138"/>
          <table:table-cell table:number-columns-repeated="16375"/>
        </table:table-row>
        <table:table-row table:style-name="ro4">
          <table:table-cell table:style-name="ce120" office:value-type="string" calcext:value-type="string" table:number-columns-spanned="1" table:number-rows-spanned="10">
            <text:p>VOICES</text:p>
          </table:table-cell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covered-table-cell/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covered-table-cell/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covered-table-cell/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covered-table-cell/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covered-table-cell/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covered-table-cell/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covered-table-cell/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covered-table-cell/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covered-table-cell/>
          <table:table-cell table:style-name="ce139" table:number-columns-spanned="4" table:number-rows-spanned="1"/>
          <table:covered-table-cell table:number-columns-repeated="3" table:style-name="ce139"/>
          <table:table-cell table:style-name="ce139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139"/>
          <table:table-cell table:number-columns-repeated="16375"/>
        </table:table-row>
        <table:table-row table:style-name="ro4">
          <table:table-cell table:style-name="ce121" office:value-type="string" calcext:value-type="string" table:number-columns-spanned="1" table:number-rows-spanned="10">
            <text:p>VOXELS</text:p>
          </table:table-cell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4">
          <table:covered-table-cell/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4">
          <table:covered-table-cell/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4">
          <table:covered-table-cell/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4">
          <table:covered-table-cell/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4">
          <table:covered-table-cell/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4">
          <table:covered-table-cell/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4">
          <table:covered-table-cell/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4">
          <table:covered-table-cell/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4">
          <table:covered-table-cell/>
          <table:table-cell table:style-name="ce140" table:number-columns-spanned="4" table:number-rows-spanned="1"/>
          <table:covered-table-cell table:number-columns-repeated="3" table:style-name="ce140"/>
          <table:table-cell table:style-name="ce140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140"/>
          <table:table-cell table:number-columns-repeated="16375"/>
        </table:table-row>
        <table:table-row table:style-name="ro3" table:number-rows-repeated="104839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21:35:25.987059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autier</meta:initial-creator>
    <meta:creation-date>2025-02-09T00:27:35.137676358</meta:creation-date>
    <dc:date>2025-02-09T21:37:41.563401637</dc:date>
    <dc:creator>Nicholas Gautier</dc:creator>
    <meta:editing-duration>PT45M57S</meta:editing-duration>
    <meta:editing-cycles>9</meta:editing-cycles>
    <meta:generator>LibreOffice/24.2.7.2$Linux_X86_64 LibreOffice_project/420$Build-2</meta:generator>
    <dc:description>Spreadsheets that illustrates how the game asset files will be organized within from the Development Environment to ZDoom ZIP Filesystem structure, as detailed in the ZDoom Wiki: https://zdoom.org/wiki/Using_ZIPs_as_WAD_replacement</dc:description>
    <dc:subject>Organize Game Asset Files into ZDoom Filesystem</dc:subject>
    <dc:title>Alphecca - Game Assets</dc:title>
    <meta:document-statistic meta:table-count="2" meta:cell-count="238" meta:object-count="0"/>
  </office:meta>
</office:document-meta>
</file>